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74cm" fo:min-width="0.898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8.132cm" fo:min-width="3.018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0.516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0.516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478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04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0.512cm"/>
    </style:style>
    <style:style style:name="gr9" style:family="graphic" style:parent-style-name="standard">
      <style:graphic-properties draw:textarea-horizontal-align="justify" draw:textarea-vertical-align="middle" draw:auto-grow-height="false" fo:min-height="0.512cm" fo:min-width="1.786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objectwithoutfill">
      <style:graphic-properties svg:stroke-color="#000000" draw:marker-start="Square" draw:marker-start-width="0.152cm" draw:marker-start-center="true" draw:marker-end="Symmetric_20_Arrow" draw:marker-end-width="0.203cm" draw:fill="none" draw:textarea-vertical-align="middle"/>
    </style:style>
    <style:style style:name="gr12" style:family="graphic" style:parent-style-name="objectwithoutfill">
      <style:graphic-properties svg:stroke-color="#000000" draw:marker-start="" draw:marker-start-width="0.3cm" draw:marker-end="Rounded_20_short_20_Arrow" draw:marker-end-width="0.20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092cm" fo:min-width="1.532cm"/>
    </style:style>
    <style:style style:name="gr14" style:family="graphic" style:parent-style-name="standard">
      <style:graphic-properties svg:stroke-color="#000000" draw:marker-start="Square" draw:marker-start-width="0.152cm" draw:marker-start-center="true" draw:marker-end="Rounded_20_short_20_Arrow" draw:marker-end-width="0.203cm" draw:textarea-vertical-align="middle"/>
    </style:style>
    <style:style style:name="gr15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16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2.04cm"/>
    </style:style>
    <style:style style:name="gr17" style:family="graphic" style:parent-style-name="objectwithoutfill">
      <style:graphic-properties draw:stroke="dash" draw:stroke-dash="Dashed_20__28_var_29_" svg:stroke-color="#000000" draw:marker-end="" draw:fill="none" draw:textarea-vertical-align="middle"/>
    </style:style>
    <style:style style:name="gr18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0.93cm"/>
    </style:style>
    <style:style style:name="gr19" style:family="graphic" style:parent-style-name="standard">
      <style:graphic-properties draw:stroke="dash" draw:stroke-dash="Fine_20_Dashed" svg:stroke-color="#000000" draw:textarea-horizontal-align="justify" draw:textarea-vertical-align="middle" draw:auto-grow-height="false" fo:min-height="0.766cm" fo:min-width="1.024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512cm"/>
    </style:style>
    <style:style style:name="gr22" style:family="graphic" style:parent-style-name="standard">
      <style:graphic-properties draw:stroke="none" svg:stroke-color="#000000" draw:fill="none" draw:fill-color="#ffffff" fo:min-height="1.274cm"/>
    </style:style>
    <style:style style:name="gr23" style:family="graphic" style:parent-style-name="standard">
      <style:graphic-properties draw:textarea-horizontal-align="justify" draw:textarea-vertical-align="middle" draw:auto-grow-height="false" fo:min-height="1.02cm" fo:min-width="1.786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1.0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P3" style:family="paragraph">
      <style:paragraph-properties fo:text-align="center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4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6" style:family="paragraph">
      <loext:graphic-properties draw:fill="none" draw:fill-color="#ffffff"/>
      <style:paragraph-properties fo:text-align="center"/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loext:graphic-properties draw:fill="none" draw:fill-color="#ffffff"/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18pt" style:font-size-complex="18pt"/>
    </style:style>
    <style:style style:name="P1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8pt" fo:language="zxx" fo:country="none" fo:font-weight="bold" style:font-size-asian="18pt" style:language-asian="zxx" style:country-asian="none" style:font-size-complex="18pt" style:language-complex="zxx" style:country-complex="none"/>
    </style:style>
    <style:style style:name="T2" style:family="text">
      <style:text-properties fo:font-size="10pt" fo:language="zxx" fo:country="none" style:font-size-asian="18pt" style:language-asian="zxx" style:country-asian="none" style:font-size-complex="18pt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2pt" fo:language="zxx" fo:country="none" style:font-size-asian="18pt" style:language-asian="zxx" style:country-asian="none" style:font-size-complex="18pt" style:language-complex="zxx" style:country-complex="none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0.762cm" draw:transform="rotate (1.5707963267949) translate (7.482cm 12.336cm)">
          <draw:glue-point draw:id="8" svg:x="-5cm" svg:y="2.5cm"/>
          <draw:glue-point draw:id="9" svg:x="-5cm" svg:y="-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3" xml:id="id1" draw:id="id1" draw:layer="layout" svg:width="2.032cm" svg:height="0.762cm" svg:x="4.964cm" svg:y="7.38cm">
          <text:p text:style-name="P1"><text:span text:style-name="T2">stack</text:span></text:p>
          <text:p text:style-name="P1"><text:span text:style-name="T2">wr add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.518cm" svg:height="8.382cm" svg:x="13.23cm" svg:y="10.304cm">
          <text:p text:style-name="P1"><text:span text:style-name="T3">Simple</text:span></text:p>
          <text:p text:style-name="P1"><text:span text:style-name="T3">dual port</text:span></text:p>
          <text:p text:style-name="P1"><text:span text:style-name="T3">ra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016cm" svg:height="2.286cm" svg:x="12.214cm" svg:y="10.3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016cm" svg:height="2.286cm" svg:x="12.214cm" svg:y="16.4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11" draw:id="id11" draw:layer="layout" svg:width="0.978cm" svg:height="0.762cm" svg:x="13.23cm" svg:y="9.542cm">
          <text:p text:style-name="P1"><text:span text:style-name="T4">w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xml:id="id13" draw:id="id13" draw:layer="layout" svg:width="2.54cm" svg:height="0.762cm" svg:x="14.208cm" svg:y="9.542cm">
          <text:p text:style-name="P1"><text:span text:style-name="T4">din</text:span></text:p>
          <draw:enhanced-geometry svg:viewBox="0 0 21600 21600" draw:type="rectangle" draw:enhanced-path="M 0 0 L 21600 0 21600 21600 0 21600 0 0 Z N"/>
        </draw:custom-shape>
        <draw:frame draw:style-name="gr8" draw:text-style-name="P6" xml:id="id3" draw:id="id3" draw:layer="layout" svg:width="2.032cm" svg:height="0.962cm" draw:transform="rotate (-1.5707963267949) translate (13.176cm 10.304cm)">
          <draw:text-box>
            <text:p text:style-name="P1"><text:span text:style-name="T4">wr addr </text:span></text:p>
          </draw:text-box>
        </draw:frame>
        <draw:frame draw:style-name="gr8" draw:text-style-name="P6" xml:id="id8" draw:id="id8" draw:layer="layout" svg:width="2.036cm" svg:height="0.962cm" draw:transform="rotate (-1.5707963267949) translate (13.176cm 16.654cm)">
          <draw:text-box>
            <text:p text:style-name="P1"><text:span text:style-name="T4">rd addr </text:span></text:p>
          </draw:text-box>
        </draw:frame>
        <draw:custom-shape draw:style-name="gr9" draw:text-style-name="P3" xml:id="id6" draw:id="id6" draw:layer="layout" svg:width="2.286cm" svg:height="0.762cm" svg:x="4.81cm" svg:y="19.542cm">
          <text:p text:style-name="P1"><text:span text:style-name="T2">stack</text:span></text:p>
          <text:p text:style-name="P1"><text:span text:style-name="T2">rd addr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16cm" svg:height="0.645cm" svg:x="8.215cm" svg:y="16.629cm">
          <draw:text-box>
            <text:p><text:span text:style-name="T2"><text:s/></text:span><text:span text:style-name="T2">en</text:span></text:p>
          </draw:text-box>
        </draw:frame>
        <draw:connector draw:style-name="gr11" draw:text-style-name="P8" draw:layer="layout" svg:x1="11.03cm" svg:y1="11.327cm" svg:x2="5.98cm" svg:y2="7.38cm" draw:end-shape="id1" draw:end-glue-point="0" svg:d="M11030 11327v-4473h-5050v526" svg:viewBox="0 0 5051 4474">
          <text:p/>
        </draw:connector>
        <draw:connector draw:style-name="gr12" draw:text-style-name="P8" draw:layer="layout" svg:x1="8.244cm" svg:y1="11.32cm" svg:x2="12.214cm" svg:y2="11.32cm" draw:start-shape="id2" draw:start-glue-point="5" draw:end-shape="id3" draw:end-glue-point="2" svg:d="M8244 11320h3970" svg:viewBox="0 0 3971 1">
          <text:p/>
        </draw:connector>
        <draw:custom-shape draw:style-name="gr13" draw:text-style-name="P4" xml:id="id4" draw:id="id4" draw:layer="layout" svg:width="2.032cm" svg:height="1.342cm" svg:x="4.964cm" svg:y="12.78cm">
          <text:p text:style-name="P1"><text:span text:style-name="T3">!= 0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5.98cm" svg:y1="8.142cm" svg:x2="5.98cm" svg:y2="12.78cm" draw:start-shape="id1" draw:start-glue-point="2" draw:end-shape="id4" draw:end-glue-point="0" svg:d="M5980 8142v4638" svg:viewBox="0 0 1 4639">
          <text:p/>
        </draw:connector>
        <draw:line draw:style-name="gr14" draw:text-style-name="P1" draw:layer="layout" svg:x1="5.98cm" svg:y1="10.812cm" svg:x2="7.482cm" svg:y2="10.812cm">
          <text:p/>
        </draw:line>
        <draw:connector draw:style-name="gr12" draw:text-style-name="P8" draw:layer="layout" svg:x1="6.996cm" svg:y1="13.451cm" svg:x2="8.62cm" svg:y2="14.716cm" draw:start-shape="id4" draw:start-glue-point="1" draw:end-shape="id5" draw:end-glue-point="0" svg:d="M6996 13451h1624v1265" svg:viewBox="0 0 1625 1266">
          <text:p/>
        </draw:connector>
        <draw:custom-shape draw:style-name="gr1" draw:text-style-name="P2" xml:id="id7" draw:id="id7" draw:layer="layout" svg:width="2.032cm" svg:height="0.762cm" draw:transform="rotate (1.5707963267949) translate (8.329cm 18.686cm)">
          <draw:glue-point draw:id="8" svg:x="-5cm" svg:y="-2.5cm"/>
          <draw:glue-point draw:id="9" svg:x="-5cm" svg:y="2.5cm"/>
          <text:p text:style-name="P1"><text:span text:style-name="T1">+</text:span></text:p>
          <draw:enhanced-geometry svg:viewBox="0 0 21600 21600" draw:glue-points="?f6 10800 10800 21600 ?f5 10800 10800 0" draw:text-areas="?f3 ?f3 ?f4 ?f4" draw:type="trapezoid" draw:modifiers="2918.408395277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2" draw:text-style-name="P8" xml:id="id17" draw:id="id17" draw:layer="layout" svg:x1="5.953cm" svg:y1="19.542cm" svg:x2="8.329cm" svg:y2="18.178cm" draw:start-shape="id6" draw:start-glue-point="0" draw:end-shape="id7" draw:end-glue-point="9" svg:d="M5953 19542v-1364h2376" svg:viewBox="0 0 2377 1365">
          <text:p/>
        </draw:connector>
        <draw:connector draw:style-name="gr15" draw:text-style-name="P8" xml:id="id16" draw:id="id16" draw:layer="layout" draw:type="line" svg:x1="9.091cm" svg:y1="17.67cm" svg:x2="12.214cm" svg:y2="17.672cm" draw:start-shape="id7" draw:start-glue-point="5" draw:end-shape="id8" draw:end-glue-point="2" svg:d="M9091 17670l3123 2" svg:viewBox="0 0 3124 3">
          <text:p/>
        </draw:connector>
        <draw:custom-shape draw:style-name="gr16" draw:text-style-name="P9" xml:id="id9" draw:id="id9" draw:layer="layout" svg:width="2.54cm" svg:height="1.016cm" svg:x="2.524cm" svg:y="4.462cm">
          <text:p text:style-name="P1"><text:span text:style-name="T5">delta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1.508cm" svg:y1="6.494cm" svg:x2="20.304cm" svg:y2="6.494cm">
          <text:p/>
        </draw:line>
        <draw:connector draw:style-name="gr12" draw:text-style-name="P8" draw:layer="layout" svg:x1="3.794cm" svg:y1="5.478cm" svg:x2="8.329cm" svg:y2="17.162cm" draw:start-shape="id9" draw:start-glue-point="2" draw:end-shape="id7" draw:end-glue-point="8" svg:d="M3794 5478v11684h4535" svg:viewBox="0 0 4536 11685">
          <text:p/>
        </draw:connector>
        <draw:line draw:style-name="gr14" draw:text-style-name="P1" draw:layer="layout" svg:x1="3.794cm" svg:y1="11.828cm" svg:x2="7.482cm" svg:y2="11.828cm">
          <text:p/>
        </draw:line>
        <draw:custom-shape draw:style-name="gr18" draw:text-style-name="P9" xml:id="id10" draw:id="id10" draw:layer="layout" svg:width="1.43cm" svg:height="1.016cm" svg:x="13.032cm" svg:y="4.462cm">
          <text:p text:style-name="P1"><text:span text:style-name="T5">we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xml:id="id12" draw:id="id12" draw:layer="layout" svg:width="1.524cm" svg:height="1.016cm" svg:x="14.716cm" svg:y="4.462cm">
          <text:p text:style-name="P1"><text:span text:style-name="T5">wd</text:span></text:p>
          <text:p text:style-name="P1"><text:span text:style-name="T5">(input)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draw:type="line" svg:x1="13.747cm" svg:y1="5.478cm" svg:x2="13.719cm" svg:y2="9.542cm" draw:start-shape="id10" draw:start-glue-point="2" draw:end-shape="id11" draw:end-glue-point="0" svg:d="M13747 5478l-28 4064" svg:viewBox="0 0 29 4065">
          <text:p/>
        </draw:connector>
        <draw:connector draw:style-name="gr20" draw:text-style-name="P8" draw:layer="layout" draw:type="line" svg:x1="15.478cm" svg:y1="5.478cm" svg:x2="15.478cm" svg:y2="9.542cm" draw:start-shape="id12" draw:start-glue-point="2" draw:end-shape="id13" draw:end-glue-point="0" svg:d="M15478 5478v4064" svg:viewBox="0 0 1 4065">
          <text:p/>
        </draw:connector>
        <draw:custom-shape draw:style-name="gr19" draw:text-style-name="P9" xml:id="id15" draw:id="id15" draw:layer="layout" svg:width="1.524cm" svg:height="1.016cm" svg:x="17.216cm" svg:y="4.462cm">
          <text:p text:style-name="P1"><text:span text:style-name="T5">rd</text:span></text:p>
          <text:p text:style-name="P1"><text:span text:style-name="T5">(output)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line-skew="0.998cm" svg:x1="14.989cm" svg:y1="18.686cm" svg:x2="17.978cm" svg:y2="5.478cm" draw:start-shape="id14" draw:start-glue-point="2" draw:end-shape="id15" draw:end-glue-point="2" svg:d="M14989 18686v1524h2989v-14732" svg:viewBox="0 0 2990 14733">
          <text:p/>
        </draw:connector>
        <draw:frame draw:style-name="gr21" draw:text-style-name="P10" draw:layer="layout" svg:width="3.556cm" svg:height="0.762cm" svg:x="13.23cm" svg:y="17.928cm">
          <draw:text-box>
            <text:p text:style-name="P1"><text:span text:style-name="T6">dout</text:span></text:p>
          </draw:text-box>
        </draw:frame>
        <draw:frame draw:style-name="gr22" draw:text-style-name="P11" draw:layer="layout" svg:width="7.366cm" svg:height="1.524cm" svg:x="5.826cm" svg:y="1.762cm">
          <draw:text-box>
            <text:p text:style-name="P1"><text:span text:style-name="T7">FORTH Stack</text:span></text:p>
          </draw:text-box>
        </draw:frame>
        <draw:connector draw:style-name="gr15" draw:text-style-name="P8" draw:layer="layout" draw:line-skew="0.352cm" svg:x1="10.652cm" svg:y1="17.671cm" svg:x2="5.953cm" svg:y2="20.304cm" draw:start-shape="id16" draw:start-glue-point="0" draw:end-shape="id6" draw:end-glue-point="2" svg:d="M10652 17671v3511h-4699v-878" svg:viewBox="0 0 4700 3512">
          <text:p/>
        </draw:connector>
        <draw:custom-shape draw:style-name="gr23" draw:text-style-name="P12" xml:id="id18" draw:id="id18" draw:layer="layout" svg:width="2.286cm" svg:height="1.27cm" svg:x="4.81cm" svg:y="14.716cm">
          <text:p text:style-name="P1"><text:span text:style-name="T6">Raddr != 0</text:span></text:p>
          <text:p text:style-name="P1"><text:span text:style-name="T6">or d1 = 0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xml:id="id5" draw:id="id5" draw:layer="layout" svg:width="1.524cm" svg:height="1.27cm" svg:x="7.858cm" svg:y="14.716cm">
          <text:p text:style-name="P1">and</text:p>
          <draw:enhanced-geometry svg:viewBox="0 0 21600 21600" draw:type="rectangle" draw:enhanced-path="M 0 0 L 21600 0 21600 21600 0 21600 0 0 Z N"/>
        </draw:custom-shape>
        <draw:connector draw:style-name="gr15" draw:text-style-name="P8" draw:layer="layout" svg:x1="8.62cm" svg:y1="15.986cm" svg:x2="8.71cm" svg:y2="16.791cm" draw:start-shape="id5" draw:start-glue-point="2" draw:end-shape="id7" draw:end-glue-point="4" svg:d="M8620 15986v334h90v471" svg:viewBox="0 0 91 806">
          <text:p/>
        </draw:connector>
        <draw:custom-shape draw:style-name="gr23" draw:text-style-name="P12" xml:id="id19" draw:id="id19" draw:layer="layout" svg:width="2.286cm" svg:height="1.27cm" svg:x="6.688cm" svg:y="8.62cm">
          <text:p text:style-name="P1"><text:span text:style-name="T6">Waddr != 0</text:span></text:p>
          <text:p text:style-name="P1"><text:span text:style-name="T6">or d1 = 0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216cm" svg:height="0.645cm" svg:x="7.315cm" svg:y="10.23cm">
          <draw:text-box>
            <text:p><text:span text:style-name="T2"><text:s/></text:span><text:span text:style-name="T2">en</text:span></text:p>
          </draw:text-box>
        </draw:frame>
        <draw:connector draw:style-name="gr15" draw:text-style-name="P8" draw:layer="layout" svg:x1="5.953cm" svg:y1="18.178cm" svg:x2="5.953cm" svg:y2="15.986cm" draw:start-shape="id17" draw:start-glue-point="0" draw:end-shape="id18" draw:end-glue-point="2" svg:d="M5953 18178v-2192" svg:viewBox="0 0 1 2193">
          <text:p/>
        </draw:connector>
        <draw:connector draw:style-name="gr15" draw:text-style-name="P8" draw:layer="layout" svg:x1="7.096cm" svg:y1="15.351cm" svg:x2="7.858cm" svg:y2="15.351cm" draw:start-shape="id18" draw:start-glue-point="1" draw:end-shape="id5" draw:end-glue-point="3" svg:d="M7096 15351h762" svg:viewBox="0 0 763 1">
          <text:p/>
        </draw:connector>
        <draw:connector draw:style-name="gr15" draw:text-style-name="P8" draw:layer="layout" svg:x1="5.949cm" svg:y1="9.324cm" svg:x2="6.688cm" svg:y2="9.255cm" draw:end-shape="id19" draw:end-glue-point="3" svg:d="M5949 9324h107v-69h632" svg:viewBox="0 0 740 70">
          <text:p/>
        </draw:connector>
        <draw:connector draw:style-name="gr15" draw:text-style-name="P8" draw:layer="layout" svg:x1="7.831cm" svg:y1="9.89cm" svg:x2="7.863cm" svg:y2="10.441cm" draw:start-shape="id19" draw:start-glue-point="2" draw:end-shape="id2" draw:end-glue-point="4" svg:d="M7831 9890v207h32v344" svg:viewBox="0 0 33 5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="Rounded_20_short_20_Arrow" draw:marker-end-width="0.203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1cm" svg:stroke-color="#000000" draw:marker-start-width="0.559cm" draw:marker-start-center="true" draw:marker-end-width="0.051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1T20:44:41.328000000</meta:creation-date>
    <meta:editing-cycles>13</meta:editing-cycles>
    <meta:editing-duration>PT3H10M4S</meta:editing-duration>
    <dc:date>2019-11-12T16:17:03.348789963</dc:date>
    <meta:generator>LibreOffice/6.0.7.3$Linux_X86_64 LibreOffice_project/00m0$Build-3</meta:generator>
    <meta:document-statistic meta:object-count="42"/>
  </office:meta>
</office:document-meta>
</file>